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Hyperlink" style:data-style-name="N0">
      <style:text-properties fo:color="#0563C1" style:text-underline-style="solid" style:text-underline-type="single"/>
    </style:style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6384" table:default-cell-style-name="ce1"/>
        <table:table-row table:style-name="ro1">
          <table:table-cell office:value-type="string" table:style-name="ce2">
            <text:p><text:a xlink:href="https://www.amazon.co.uk/product-reviews/B006ZMNWYS/ref=zg_bs_automotive_cr_1/259-2991279-9285207?pd_rd_i=B006ZMNWYS">https://www.amazon.co.uk/product-reviews/B006ZMNWYS/ref=zg_bs_automotive_cr_1/259-2991279-9285207?pd_rd_i=B006ZMNWYS</text:a>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www.amazon.co.uk/product-reviews/B091GN5DXY/ref=zg_bs_automotive_cr_2/259-2991279-9285207?pd_rd_i=B091GN5DX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www.amazon.co.uk/product-reviews/B084WW6C2M/ref=zg_bs_automotive_cr_3/259-2991279-9285207?pd_rd_i=B084WW6C2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www.amazon.co.uk/product-reviews/B09JK89QJV/ref=zg_bs_automotive_cr_4/259-2991279-9285207?pd_rd_i=B09JK89QJV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www.amazon.co.uk/product-reviews/B09TGH3RHY/ref=zg_bs_automotive_cr_5/259-2991279-9285207?pd_rd_i=B09TGH3RH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www.amazon.co.uk/product-reviews/B00B2GIPNK/ref=zg_bs_automotive_cr_6/259-2991279-9285207?pd_rd_i=B00B2GIPN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www.amazon.co.uk/product-reviews/B00N94L21U/ref=zg_bs_automotive_cr_7/259-2991279-9285207?pd_rd_i=B00N94L21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www.amazon.co.uk/product-reviews/B075QD6MQD/ref=zg_bs_automotive_cr_8/259-2991279-9285207?pd_rd_i=B075QD6MQ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www.amazon.co.uk/product-reviews/B0851KKYQW/ref=zg_bs_automotive_cr_9/259-2991279-9285207?pd_rd_i=B0851KKYQW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www.amazon.co.uk/product-reviews/B07DT9K3K1/ref=zg_bs_automotive_cr_10/259-2991279-9285207?pd_rd_i=B07DT9K3K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www.amazon.co.uk/product-reviews/B00IUSVN3M/ref=zg_bs_automotive_cr_11/259-2991279-9285207?pd_rd_i=B00IUSVN3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www.amazon.co.uk/product-reviews/B0030FBSQ2/ref=zg_bs_automotive_cr_12/259-2991279-9285207?pd_rd_i=B0030FBSQ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www.amazon.co.uk/product-reviews/B097YWQBW8/ref=zg_bs_automotive_cr_13/259-2991279-9285207?pd_rd_i=B097YWQBW8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www.amazon.co.uk/product-reviews/B01MSBTJKH/ref=zg_bs_automotive_cr_14/259-2991279-9285207?pd_rd_i=B01MSBTJKH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www.amazon.co.uk/product-reviews/B00ALTZG90/ref=zg_bs_automotive_cr_15/259-2991279-9285207?pd_rd_i=B00ALTZG9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www.amazon.co.uk/product-reviews/B0777FXZY2/ref=zg_bs_automotive_cr_16/259-2991279-9285207?pd_rd_i=B0777FXZY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www.amazon.co.uk/product-reviews/B00114T7QC/ref=zg_bs_automotive_cr_17/259-2991279-9285207?pd_rd_i=B00114T7QC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www.amazon.co.uk/product-reviews/B09QP9K2FQ/ref=zg_bs_automotive_cr_18/259-2991279-9285207?pd_rd_i=B09QP9K2FQ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www.amazon.co.uk/product-reviews/B000KU725G/ref=zg_bs_automotive_cr_19/259-2991279-9285207?pd_rd_i=B000KU725G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www.amazon.co.uk/product-reviews/B08XXFYCGG/ref=zg_bs_automotive_cr_20/259-2991279-9285207?pd_rd_i=B08XXFYCGG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www.amazon.co.uk/product-reviews/B0828HMG3N/ref=zg_bs_automotive_cr_21/259-2991279-9285207?pd_rd_i=B0828HMG3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www.amazon.co.uk/product-reviews/B001156BBA/ref=zg_bs_automotive_cr_22/259-2991279-9285207?pd_rd_i=B001156BB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www.amazon.co.uk/product-reviews/B015TKUPIC/ref=zg_bs_automotive_cr_23/259-2991279-9285207?pd_rd_i=B015TKUPIC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www.amazon.co.uk/product-reviews/B00114WOBC/ref=zg_bs_automotive_cr_24/259-2991279-9285207?pd_rd_i=B00114WOBC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www.amazon.co.uk/product-reviews/B074SW64NR/ref=zg_bs_automotive_cr_25/259-2991279-9285207?pd_rd_i=B074SW64N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www.amazon.co.uk/product-reviews/B083R15ZDV/ref=zg_bs_automotive_cr_26/259-2991279-9285207?pd_rd_i=B083R15ZDV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www.amazon.co.uk/product-reviews/B00GOL9SLG/ref=zg_bs_automotive_cr_27/259-2991279-9285207?pd_rd_i=B00GOL9SLG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www.amazon.co.uk/product-reviews/B01CLUU0ZG/ref=zg_bs_automotive_cr_28/259-2991279-9285207?pd_rd_i=B01CLUU0ZG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www.amazon.co.uk/product-reviews/B08C1FDKLY/ref=zg_bs_automotive_cr_29/259-2991279-9285207?pd_rd_i=B08C1FDKL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www.amazon.co.uk/product-reviews/B09JH37J6C/ref=zg_bs_automotive_cr_30/259-2991279-9285207?pd_rd_i=B09JH37J6C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www.amazon.co.uk/product-reviews/B07Z51Y1J7/ref=zg_bs_automotive_cr_1/259-2991279-9285207?pd_rd_i=B07Z51Y1J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www.amazon.co.uk/product-reviews/B08ZZJC1F8/ref=zg_bs_automotive_cr_2/259-2991279-9285207?pd_rd_i=B08ZZJC1F8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www.amazon.co.uk/product-reviews/B09SSP6VFM/ref=zg_bs_automotive_cr_3/259-2991279-9285207?pd_rd_i=B09SSP6VF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www.amazon.co.uk/product-reviews/B00CJDCTQ4/ref=zg_bs_automotive_cr_4/259-2991279-9285207?pd_rd_i=B00CJDCTQ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www.amazon.co.uk/product-reviews/B07V38FKSG/ref=zg_bs_automotive_cr_5/259-2991279-9285207?pd_rd_i=B07V38FKSG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www.amazon.co.uk/product-reviews/B007K5XZXM/ref=zg_bs_automotive_cr_6/259-2991279-9285207?pd_rd_i=B007K5XZX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www.amazon.co.uk/product-reviews/B09TV4Z6C9/ref=zg_bs_automotive_cr_7/259-2991279-9285207?pd_rd_i=B09TV4Z6C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www.amazon.co.uk/product-reviews/B00PLQW9GQ/ref=zg_bs_automotive_cr_8/259-2991279-9285207?pd_rd_i=B00PLQW9GQ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www.amazon.co.uk/product-reviews/B07NLK9WJS/ref=zg_bs_automotive_cr_9/259-2991279-9285207?pd_rd_i=B07NLK9WJ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www.amazon.co.uk/product-reviews/B01MA1OAL1/ref=zg_bs_automotive_cr_10/259-2991279-9285207?pd_rd_i=B01MA1OAL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www.amazon.co.uk/product-reviews/B07BP9JPC9/ref=zg_bs_automotive_cr_11/259-2991279-9285207?pd_rd_i=B07BP9JPC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www.amazon.co.uk/product-reviews/B09GPGV6R9/ref=zg_bs_automotive_cr_12/259-2991279-9285207?pd_rd_i=B09GPGV6R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www.amazon.co.uk/product-reviews/B09TMVTCBG/ref=zg_bs_automotive_cr_13/259-2991279-9285207?pd_rd_i=B09TMVTCBG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www.amazon.co.uk/product-reviews/B00I3VKBJS/ref=zg_bs_automotive_cr_14/259-2991279-9285207?pd_rd_i=B00I3VKBJ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www.amazon.co.uk/product-reviews/B009LHDWLM/ref=zg_bs_automotive_cr_15/259-2991279-9285207?pd_rd_i=B009LHDWL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www.amazon.co.uk/product-reviews/B01LAZNH6M/ref=zg_bs_automotive_cr_16/259-2991279-9285207?pd_rd_i=B01LAZNH6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www.amazon.co.uk/product-reviews/B09TBFPNKS/ref=zg_bs_automotive_cr_17/259-2991279-9285207?pd_rd_i=B09TBFPNK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www.amazon.co.uk/product-reviews/B08XZ89N79/ref=zg_bs_automotive_cr_18/259-2991279-9285207?pd_rd_i=B08XZ89N7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www.amazon.co.uk/product-reviews/B01N9HTCTK/ref=zg_bs_automotive_cr_19/259-2991279-9285207?pd_rd_i=B01N9HTCT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www.amazon.co.uk/product-reviews/B00W1KKYUI/ref=zg_bs_automotive_cr_20/259-2991279-9285207?pd_rd_i=B00W1KKYU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www.amazon.co.uk/product-reviews/B08L7R3497/ref=zg_bs_automotive_cr_21/259-2991279-9285207?pd_rd_i=B08L7R349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www.amazon.co.uk/product-reviews/B0044090GC/ref=zg_bs_automotive_cr_22/259-2991279-9285207?pd_rd_i=B0044090GC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www.amazon.co.uk/product-reviews/B07MVVMCBD/ref=zg_bs_automotive_cr_23/259-2991279-9285207?pd_rd_i=B07MVVMCB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www.amazon.co.uk/product-reviews/B08PD4LV76/ref=zg_bs_automotive_cr_24/259-2991279-9285207?pd_rd_i=B08PD4LV7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www.amazon.co.uk/product-reviews/B09TBJGFMZ/ref=zg_bs_automotive_cr_25/259-2991279-9285207?pd_rd_i=B09TBJGFM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www.amazon.co.uk/product-reviews/B004E5BQAA/ref=zg_bs_automotive_cr_26/259-2991279-9285207?pd_rd_i=B004E5BQA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www.amazon.co.uk/product-reviews/B09R13329P/ref=zg_bs_automotive_cr_27/259-2991279-9285207?pd_rd_i=B09R13329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www.amazon.co.uk/product-reviews/B0060KJLKY/ref=zg_bs_automotive_cr_28/259-2991279-9285207?pd_rd_i=B0060KJLK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www.amazon.co.uk/product-reviews/B077QNJYWW/ref=zg_bs_automotive_cr_29/259-2991279-9285207?pd_rd_i=B077QNJYWW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www.amazon.co.uk/product-reviews/B00DNSDDI2/ref=zg_bs_automotive_cr_30/259-2991279-9285207?pd_rd_i=B00DNSDDI2</text:p>
          </table:table-cell>
          <table:table-cell table:number-columns-repeated="16383"/>
        </table:table-row>
        <table:table-row table:number-rows-repeated="104851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Hyperlink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931</meta:generator>
    <meta:initial-creator>Michael Warner</meta:initial-creator>
    <dc:creator>Michael Warner</dc:creator>
    <meta:creation-date>2022-03-07T11:43:37Z</meta:creation-date>
    <dc:date>2022-03-07T11:44:07Z</dc:date>
  </office:meta>
</office:document-meta>
</file>